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1952" calcext:value-type="float">
            <text:p>85.7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3856" calcext:value-type="float">
            <text:p>84.9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201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201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6496" calcext:value-type="float">
            <text:p>83.2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201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1784" calcext:value-type="float">
            <text:p>82.0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201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3384" calcext:value-type="float">
            <text:p>75.8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4976" calcext:value-type="float">
            <text:p>71.0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4488" calcext:value-type="float">
            <text:p>68.6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9952" calcext:value-type="float">
            <text:p>65.9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5176" calcext:value-type="float">
            <text:p>65.0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4936" calcext:value-type="float">
            <text:p>63.1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4104" calcext:value-type="float">
            <text:p>54.9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5664" calcext:value-type="float">
            <text:p>52.1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7176" calcext:value-type="float">
            <text:p>50.5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199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Lazbuddie SW Quad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